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fo:color="#ff6600" fo:language="ru" fo:country="RU"/>
    </style:style>
    <style:style style:name="P18" style:family="paragraph" style:parent-style-name="Text_20_body">
      <style:text-properties fo:language="ru" fo:country="RU"/>
    </style:style>
    <style:style style:name="P19" style:family="paragraph" style:parent-style-name="Text_20_body">
      <style:paragraph-properties fo:text-align="justify" style:justify-single-word="false"/>
      <style:text-properties fo:language="ru" fo:country="RU"/>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top="0cm" fo:margin-bottom="0.212cm" fo:text-align="justify" style:justify-single-word="false"/>
      <style:text-properties fo:language="ru" fo:country="RU"/>
    </style:style>
    <style:style style:name="P22" style:family="paragraph" style:parent-style-name="Text_20_body">
      <style:paragraph-properties fo:margin-top="0cm" fo:margin-bottom="0.212cm" fo:text-align="justify" style:justify-single-word="false"/>
      <style:text-properties fo:language="en" fo:country="US"/>
    </style:style>
    <style:style style:name="P23"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4" style:family="paragraph" style:parent-style-name="First_20_line_20_indent">
      <style:text-properties fo:language="ru" fo:country="RU"/>
    </style:style>
    <style:style style:name="P25" style:family="paragraph" style:parent-style-name="First_20_line_20_indent">
      <style:text-properties fo:font-size="15pt" fo:language="ru" fo:country="RU" style:font-size-asian="15pt" style:font-size-complex="15pt"/>
    </style:style>
    <style:style style:name="P26" style:family="paragraph" style:parent-style-name="First_20_line_20_indent">
      <style:paragraph-properties fo:margin-left="0cm" fo:margin-right="0cm" fo:text-indent="0cm" style:auto-text-indent="false"/>
      <style:text-properties fo:language="ru" fo:country="RU"/>
    </style:style>
    <style:style style:name="P27" style:family="paragraph" style:parent-style-name="Text_20_body">
      <style:paragraph-properties fo:margin-left="0cm" fo:margin-right="0cm" fo:margin-top="0cm" fo:margin-bottom="0.212cm" fo:text-align="justify" style:justify-single-word="false" fo:text-indent="0cm" style:auto-text-indent="false"/>
    </style:style>
    <style:style style:name="P28"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9"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0"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1"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3"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4" style:family="paragraph" style:parent-style-name="Text_20_body">
      <style:paragraph-properties fo:margin-left="0cm" fo:margin-right="0cm" fo:text-align="justify" style:justify-single-word="false" fo:text-indent="0cm" style:auto-text-indent="false"/>
    </style:style>
    <style:style style:name="P35"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text-align="center" style:justify-single-word="false" fo:text-indent="0cm" style:auto-text-indent="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9">
      <style:paragraph-properties fo:text-align="justify" style:justify-single-word="false"/>
      <style:text-properties fo:language="ru" fo:country="RU"/>
    </style:style>
    <style:style style:name="P42" style:family="paragraph" style:parent-style-name="Text_20_body" style:list-style-name="L10">
      <style:paragraph-properties fo:text-align="justify" style:justify-single-word="false"/>
      <style:text-properties fo:language="ru" fo:country="RU"/>
    </style:style>
    <style:style style:name="P43" style:family="paragraph" style:parent-style-name="Text_20_body" style:list-style-name="L11">
      <style:paragraph-properties fo:text-align="justify" style:justify-single-word="false"/>
      <style:text-properties fo:language="ru" fo:country="RU"/>
    </style:style>
    <style:style style:name="P44" style:family="paragraph" style:parent-style-name="Text_20_body" style:list-style-name="L3">
      <style:text-properties fo:language="ru" fo:country="RU"/>
    </style:style>
    <style:style style:name="P45" style:family="paragraph" style:parent-style-name="Text_20_body" style:list-style-name="L7">
      <style:text-properties fo:language="ru" fo:country="RU"/>
    </style:style>
    <style:style style:name="P46" style:family="paragraph" style:parent-style-name="Text_20_body" style:list-style-name="L8">
      <style:text-properties fo:language="ru" fo:country="RU"/>
    </style:style>
    <style:style style:name="P47"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48"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49"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51"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2"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3" style:family="paragraph" style:parent-style-name="Text_20_body" style:list-style-name="L19">
      <style:paragraph-properties fo:margin-left="0cm" fo:margin-right="0cm" fo:margin-top="0cm" fo:margin-bottom="0.212cm" fo:text-align="justify" style:justify-single-word="false" fo:text-indent="0.499cm" style:auto-text-indent="false"/>
      <style:text-properties fo:language="ru" fo:country="RU"/>
    </style:style>
    <style:style style:name="P54" style:family="paragraph" style:parent-style-name="Text_20_body">
      <style:paragraph-properties fo:margin-top="0cm" fo:margin-bottom="0.212cm" fo:text-align="justify" style:justify-single-word="false"/>
      <style:text-properties fo:language="ru" fo:country="RU"/>
    </style:style>
    <style:style style:name="P55" style:family="paragraph" style:parent-style-name="Text_20_body" style:list-style-name="L13">
      <style:paragraph-properties fo:margin-top="0cm" fo:margin-bottom="0.212cm" fo:text-align="justify" style:justify-single-word="false"/>
      <style:text-properties fo:language="ru" fo:country="RU"/>
    </style:style>
    <style:style style:name="P56" style:family="paragraph" style:parent-style-name="Text_20_body" style:list-style-name="L14">
      <style:paragraph-properties fo:margin-top="0cm" fo:margin-bottom="0.212cm" fo:text-align="justify" style:justify-single-word="false"/>
      <style:text-properties fo:language="ru" fo:country="RU"/>
    </style:style>
    <style:style style:name="P57" style:family="paragraph" style:parent-style-name="Text_20_body" style:list-style-name="L15">
      <style:paragraph-properties fo:margin-top="0cm" fo:margin-bottom="0.212cm" fo:text-align="justify" style:justify-single-word="false"/>
      <style:text-properties fo:language="ru" fo:country="RU"/>
    </style:style>
    <style:style style:name="P58" style:family="paragraph" style:parent-style-name="Text_20_body" style:list-style-name="L16">
      <style:paragraph-properties fo:margin-top="0cm" fo:margin-bottom="0.212cm" fo:text-align="justify" style:justify-single-word="false"/>
      <style:text-properties fo:language="ru" fo:country="RU"/>
    </style:style>
    <style:style style:name="P59" style:family="paragraph" style:parent-style-name="Text_20_body" style:list-style-name="L17">
      <style:paragraph-properties fo:margin-top="0cm" fo:margin-bottom="0.212cm" fo:text-align="justify" style:justify-single-word="false"/>
      <style:text-properties fo:language="ru" fo:country="RU"/>
    </style:style>
    <style:style style:name="P60" style:family="paragraph" style:parent-style-name="Heading_20_1">
      <style:paragraph-properties fo:margin-left="0cm" fo:margin-right="0cm" fo:text-align="center" style:justify-single-word="false" fo:text-indent="0.499cm" style:auto-text-indent="false"/>
    </style:style>
    <style:style style:name="P61" style:family="paragraph" style:parent-style-name="Heading_20_2">
      <style:text-properties fo:language="ru" fo:country="RU"/>
    </style:style>
    <style:style style:name="P62" style:family="paragraph" style:parent-style-name="Heading_20_2">
      <style:paragraph-properties fo:margin-left="0cm" fo:margin-right="0cm" fo:text-indent="0.499cm" style:auto-text-indent="false"/>
    </style:style>
    <style:style style:name="P63" style:family="paragraph" style:parent-style-name="First_20_line_20_indent" style:list-style-name="L17">
      <style:text-properties fo:language="ru" fo:country="RU"/>
    </style:style>
    <style:style style:name="P64" style:family="paragraph" style:parent-style-name="First_20_line_20_indent" style:list-style-name="L18">
      <style:text-properties fo:language="ru" fo:country="RU"/>
    </style:style>
    <style:style style:name="P65"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1782866685641421907" text:style-name="L1">
        <text:list-item>
          <text:p text:style-name="P38">добавить детектив <text:span text:style-name="T1">(реализовано)</text:span>+ магические уроки/трактаты Старсвирла</text:p>
        </text:list-item>
        <text:list-item>
          <text:p text:style-name="P39">Терра несколько раз пытается убить Макса (один раз — в аквапарке). Несколько раз Макса спасает Селестия (даёт приказы Нексусу)</text:p>
        </text:list-item>
        <text:list-item>
          <text:p text:style-name="P39">Книги:</text:p>
        </text:list-item>
      </text:list>
      <text:list xml:id="list8944239331040601660" text:style-name="L2">
        <text:list-item>
          <text:p text:style-name="P40">«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5197111399152477448" text:style-name="L3">
        <text:list-item>
          <text:p text:style-name="P44">Эквестрия существует несколько тысячелетий</text:p>
        </text:list-item>
        <text:list-item>
          <text:p text:style-name="P44"><text:soft-page-break/>Селестия — переменчивая пони. В одно време не строгая, а в другое может быть такой, что страшно становится</text:p>
        </text:list-item>
        <text:list-item>
          <text:p text:style-name="P44">Около 820-ти лет назад будущий маг Лайтнинг Стар поступил на обучение к наставнику Тииспоту</text:p>
        </text:list-item>
        <text:list-item>
          <text:p text:style-name="P4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4">У Селестии грива и хвост развеваются и переливаются от магического шампуня</text:p>
        </text:list-item>
        <text:list-item>
          <text:p text:style-name="P44">Дискорд намного старше принцесс, его магия сильнее ихней на голову</text:p>
        </text:list-item>
        <text:list-item>
          <text:p text:style-name="P44">Луна младше Селестии на 3 года. Сёстрам около 5000 лет</text:p>
        </text:list-item>
        <text:list-item>
          <text:p text:style-name="P44">Принцессы начали войну с Дискордом в возрасте, когда им было около 700 лет — и продолжалась война почти сто лет</text:p>
        </text:list-item>
        <text:list-item>
          <text:p text:style-name="P44">Самый главный враг сестёр и Дискорда — скука</text:p>
        </text:list-item>
        <text:list-item>
          <text:p text:style-name="P4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4">Селестия в первые полторы тысячи лет путешествовала — и заварила несколько войн (две — с Эквестрией, в одной была против Луны)</text:p>
        </text:list-item>
        <text:list-item>
          <text:p text:style-name="P44">Кроме Дискорда, старше сестёр ещё старейшина драконов</text:p>
        </text:list-item>
        <text:list-item>
          <text:p text:style-name="P44">Кэйденс не прожила и 60-ти лет</text:p>
        </text:list-item>
        <text:list-item>
          <text:p text:style-name="P4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4">Народ тихо фигел от нововведений и с ещё большим ожесточением продолжал делать по-своему</text:p>
        </text:list-item>
        <text:list-item>
          <text:p text:style-name="P4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4">Когда пони женятся, они обмениваются ножными браслетами</text:p>
        </text:list-item>
        <text:list-item>
          <text:p text:style-name="P44">Светилами, кроме сестёр, могут управлять единороги (группы), Дискорд, Твайлайт и Старсвирл</text:p>
        </text:list-item>
        <text:list-item>
          <text:p text:style-name="P44">Королева Кризалис — правительница Зелёной Долины</text:p>
        </text:list-item>
        <text:list-item>
          <text:p text:style-name="P44">Мать Луны и Селестии — аликорн Лорен. Мать Дискорда — Алиса (пони-человек)</text:p>
        </text:list-item>
        <text:list-item>
          <text:p text:style-name="P44">Сомбра куда более могущественный маг, чем Старсвирл</text:p>
        </text:list-item>
      </text:list>
      <text:p text:style-name="P1"/>
      <text:h text:style-name="P61" text:outline-level="2"><text:soft-page-break/></text:h>
      <text:p text:style-name="P20"/>
      <text:p text:style-name="P20">Сюжет (детально)</text:p>
      <text:p text:style-name="P20">Терра</text:p>
      <text:p text:style-name="P20">Замок принцесс</text:p>
      <text:p text:style-name="P20">Кантерлот</text:p>
      <text:p text:style-name="P20">Рассказ Селестии (“1001 ночь”)</text:p>
      <text:p text:style-name="P20">ЛСД-чаепитие</text:p>
      <text:p text:style-name="P20">Рейд пони-рэйнджеров</text:p>
      <text:p text:style-name="P20">Рейд пони-рэйнджеров-2 (продолжение рейда пони-рэйнджеров)</text:p>
      <text:p text:style-name="P20">Продолжение ЛСД-чаепития</text:p>
      <text:p text:style-name="P20">В библиотеке замка Селестии</text:p>
      <text:p text:style-name="P20">Понивилль</text:p>
      <text:p text:style-name="P20">Знакомство с Элементами Гармонии</text:p>
      <text:p text:style-name="P20">Первый сеанс двойного сна. Рэрити</text:p>
      <text:p text:style-name="P20">День с Пинки</text:p>
      <text:p text:style-name="P20">День с Рэйнбоу Дэш</text:p>
      <text:p text:style-name="P20">Сон Рэрити</text:p>
      <text:p text:style-name="P20">Первый сон РД. Рекурсия</text:p>
      <text:p text:style-name="P20">Второй сон РД. Праздник опавших листьев</text:p>
      <text:p text:style-name="P20">Третий сон РД. Fallout</text:p>
      <text:p text:style-name="P20">Четвёртый сон РД. Объединяющий</text:p>
      <text:p text:style-name="P20">Исчезновение Селестии</text:p>
      <text:p text:style-name="P20">Поиск решения</text:p>
      <text:p text:style-name="P20">Поход к замку Принцес-2</text:p>
      <text:p text:style-name="P20">Терра</text:p>
      <text:p text:style-name="P20">Прибытие</text:p>
      <text:p text:style-name="P20">Поиски</text:p>
      <text:p text:style-name="P20">Безнадёжность</text:p>
      <text:p text:style-name="P20">След</text:p>
      <text:p text:style-name="P20">Земля</text:p>
      <text:p text:style-name="P20"/>
      <text:h text:style-name="Heading_20_2" text:outline-level="2">Действующие лица</text:h>
      <text:h text:style-name="Heading_20_3" text:outline-level="3">Макс</text:h>
      <text:p text:style-name="P20">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0">Искусственный интеллект. Создан Владом и Максом. Разработан для управления корпорациями.</text:p>
      <text:h text:style-name="Heading_20_3" text:outline-level="3">Селестия</text:h>
      <text:p text:style-name="P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4">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4">Единорог. Холост, молод, мечтателен. Живёт в Кантерлоте. В свободное время рисует облака.</text:p>
      <text:h text:style-name="Heading_20_3" text:outline-level="3">Алекс</text:h>
      <text:p text:style-name="P34">Менеджер проектов, над одним из которых (Нексус) работает Макс.</text:p>
      <text:h text:style-name="Heading_20_3" text:outline-level="3">Ростик</text:h>
      <text:p text:style-name="P34">Лидер команды тестировщиков</text:p>
      <text:h text:style-name="Heading_20_3" text:outline-level="3">Стас</text:h>
      <text:p text:style-name="P34">Программист-новичок в команде Макса.</text:p>
      <text:h text:style-name="Heading_20_3" text:outline-level="3">Рома</text:h>
      <text:p text:style-name="P34">Программист в команде UI-программистов</text:p>
      <text:h text:style-name="Heading_20_3" text:outline-level="3">Анджела</text:h>
      <text:p text:style-name="P34">Сисадмин. Флиртует с Максом.</text:p>
      <text:p text:style-name="P34"/>
      <text:h text:style-name="Heading_20_2" text:outline-level="2">Положения</text:h>
      <text:p text:style-name="P34">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4">Трактат Старсвирла Бородатого “Основы магического искусства”</text:p>
      <text:h text:style-name="Heading_20_2" text:outline-level="2">Сюжет (кратко)</text:h>
      <text:p text:style-name="P34">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4">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4">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1"><text:span text:style-name="T1">–</text:span><text:span text:style-name="T1"> </text:span><text:span text:style-name="T1">Алекс, в</text:span><text:span text:style-name="T1">ообще-то, у меня </text:span><text:span text:style-name="T1">с сегодняшнего дня </text:span><text:span text:style-name="T1">отпуск. Типа, творческий. Не говоря уже о том, что суббота.</text:span></text:p>
      <text:p text:style-name="P1"><text:span text:style-name="T1">–</text:span><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5"><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5"/>
      <text:p text:style-name="P34">Хм, не понял? Что за хрень?</text:p>
      <text:p text:style-name="P34"/>
      <text:p text:style-name="P35"><text:span text:style-name="T2">&gt;</text:span>\Нексус, почему ты используешь жёсткие настройки?</text:p>
      <text:p text:style-name="P35"><text:span text:style-name="T2">&lt;\</text:span>Настройки правильные.</text:p>
      <text:p text:style-name="P35"/>
      <text:p text:style-name="P34">Хм. Кто-то из релиз-команды лажанулся. Ладно, проехали.</text:p>
      <text:p text:style-name="P34">А что у нас с аналитикой?</text:p>
      <text:p text:style-name="P36"/>
      <text:p text:style-name="P35"><text:span text:style-name="T2">&gt;</text:span>\Нексус, почему ты отвечаешь на вопросы?<text:span text:style-name="T2">&lt;</text:span><text:span text:style-name="T11">придумать что-то поумнее</text:span><text:span text:style-name="T2">&gt;</text:span></text:p>
      <text:p text:style-name="P35"/>
      <text:p text:style-name="P34">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4">Ага, уже теплее.</text:p>
      <text:p text:style-name="P34"/>
      <text:p text:style-name="P35"><text:span text:style-name="T2">&gt;</text:span>\Нексус, выдай диагностику модулей в сжатом формате</text:p>
      <text:p text:style-name="P34"/>
      <text:p text:style-name="P34">Йо! </text:p>
      <text:p text:style-name="P34">Видеокамеры молча наблюдают за поднятым вверх кулаком.</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4"><text:span text:style-name="T2">– </text:span>Окей. Спасибо, Макс. <text:span text:style-name="T1">Выручил.</text:span></text:p>
      <text:p text:style-name="P34"><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4"><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4"><text:span text:style-name="T1">– </text:span>Ааа, понятно. Ну ладно, у меня всё. <text:span text:style-name="T1">Отбой</text:span>!</text:p>
      <text:p text:style-name="P34"><text:span text:style-name="T1">– Отбой</text:span>.</text:p>
      <text:p text:style-name="P34">При выходе из аквариума забрал из шкафчика личные вещи, уходя попрощался с охранником.</text:p>
      <text:p text:style-name="P34">Всё, свободен. Хотя <text:s/>суббота уже испорчена.</text:p>
      <text:p text:style-name="P37">***</text:p>
      <text:p text:style-name="P34">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4">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4">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4">Надоело, всё надоело. За-дол-ба-ло!</text:p>
      <text:p text:style-name="P34">Какое-то сосущее чувство. Хочется куда-то бежать, догнать что-то важное, <text:s/>ускользающее из сознания.</text:p>
      <text:p text:style-name="P34">Ах, да. Сбегать вниз, в аптеку, купить средство от бессонницы. Вчера последняя пачка закончилась.</text:p>
      <text:p text:style-name="P34">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text:span><text:span text:style-name="T1">ы</text:span><text:span text:style-name="T1">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text:span><text:soft-page-break/><text:span text:style-name="T8">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2"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249336629841334278" text:style-name="L4">
        <text:list-item>
          <text:p text:style-name="P4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1931061075866786173" text:style-name="L5">
        <text:list-item>
          <text:p text:style-name="P4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8">Ну хорошо. Убедила. В конце-концов, можем поступить так. Вы с Флатти вернётесь обратно а я продолжу поиски здесь.</text:p>
        </text:list-item>
        <text:list-item>
          <text:p text:style-name="P4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8">Вы можете связываться со мной раз в месяц по коридору.</text:p>
        </text:list-item>
        <text:list-item>
          <text:p text:style-name="P4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8">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4537252765786767357" text:style-name="L6">
        <text:list-item>
          <text:p text:style-name="P4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9">Конечно оставаться. Кто ещё, кроме нас, может найти её?</text:p>
        </text:list-item>
        <text:list-item>
          <text:p text:style-name="P49">Я думал, ты не сможешь оставить Энджела и всех остальных надолго.</text:p>
        </text:list-item>
        <text:list-item>
          <text:p text:style-name="P4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1">Извини, Флаттершай, забылся.</text:p>
        </text:list-item>
        <text:list-item>
          <text:p text:style-name="P51">Та ладно, я ж не против, – возразила Эпплджек. – Не парься, Флатти. Было б хуже, если б он <text:s/>назвал меня Эпплджек на людях.</text:p>
        </text:list-item>
        <text:list-item>
          <text:p text:style-name="P51">Ты так... – запнулась Флаттершай. – Так быстро забыла свою ферму. И...</text:p>
        </text:list-item>
        <text:list-item>
          <text:p text:style-name="P51"><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1">Как ты можешь так говорить? – расплакалась Флаттершай.</text:p>
        </text:list-item>
        <text:list-item>
          <text:p text:style-name="P51">Эй, девушки, не ссорьтесь! Мы — одна команда! И надеюсь, останемся ею и в дальнейшем. </text:p>
          <text:p text:style-name="P5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1">А если нет? – Эпплджек смотрела мне мне прямо в глаза.</text:p>
          <text:p text:style-name="P51">Я молча пожал плечами. Эпплджек уверенно продолжила.</text:p>
        </text:list-item>
        <text:list-item>
          <text:p text:style-name="P5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1">Спасибо, ЭйДжей.</text:p>
        </text:list-item>
        <text:list-item>
          <text:p text:style-name="P51">Я об Эквестрии беспокоюсь. – ворчливо отозвалась Эпплджек. – Надо разобраться с этой ерундой наконец-то. И я чертовски намерена это сделать.</text:p>
          <text:p text:style-name="P51">Флаттершай пробормотала нечто, показавшееся мне знакомым.</text:p>
        </text:list-item>
        <text:list-item>
          <text:p text:style-name="P51">Флатти, ты что-то сказала? Я не расслышал.</text:p>
        </text:list-item>
        <text:list-item>
          <text:p text:style-name="P51">Намерение Изменяет Реальность.</text:p>
        </text:list-item>
        <text:list-item>
          <text:p text:style-name="P51">Эээ. А где ты слышала эту фразу, если не секрет?</text:p>
        </text:list-item>
        <text:list-item>
          <text:p text:style-name="P5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1">У меня как будто вспыхнула лампочка в мозгу. Кирпичики быстро выстраивались в целостную картину. Я ринулся в прихожую.</text:p>
        </text:list-item>
        <text:list-item>
          <text:p text:style-name="P51">Флатти, ЭйДжей, буду через час. Ждите!</text:p>
        </text:list-item>
      </text:list>
      <text:p text:style-name="P10"/>
      <text:h text:style-name="P61"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1" text:outline-level="2">Дискорд</text:h>
      <text:p text:style-name="Text_20_body"/>
      <text:p text:style-name="P18">Девушки поспешно собирались, пока я растолковывал им задачу.</text:p>
      <text:list xml:id="list2952825436667320592" text:style-name="L7">
        <text:list-item>
          <text:p text:style-name="P4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5">Это тот твой приятель, который разбился с полгода назад? – спросила Эпплджек.</text:p>
        </text:list-item>
      </text:list>
      <text:list xml:id="list8161593419083490827" text:style-name="L8">
        <text:list-item>
          <text:p text:style-name="P46">Да, это он.</text:p>
        </text:list-item>
        <text:list-item>
          <text:p text:style-name="P46">А как мы попадём в его квартиру? Там сейчас кто-то живёт? – Флаттершай прыгала на одной ноге, натягивая кед.</text:p>
        </text:list-item>
        <text:list-item>
          <text:p text:style-name="P4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9">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9">Я поднёс брелок пропуска к домофону, но дверь подъезда не открылась. Замигала красная лампочка и <text:soft-page-break/>зажужжал зуммер.</text:p>
      <text:p text:style-name="P19">Я выругался.</text:p>
      <text:list xml:id="list5294479829790834532" text:style-name="L9">
        <text:list-item>
          <text:p text:style-name="P41">Макс, что случилось? У нас проблемы?</text:p>
        </text:list-item>
        <text:list-item>
          <text:p text:style-name="P4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8424087618797577319" text:style-name="L10">
        <text:list-item>
          <text:p text:style-name="P42">Так что, будем ломать дверь? – Эпплджек критически осмотрелась, подмечая бабулек на лавочке и зевак во внутреннем скверике.</text:p>
        </text:list-item>
      </text:list>
      <text:list xml:id="list7115011927233738801" text:style-name="L11">
        <text:list-item>
          <text:p text:style-name="P43">Нет нужды. Лучше станьте-ка сзади меня так, чтобы заслонить от этих бабулек и от вооон той камеры наблюдения.</text:p>
        </text:list-item>
      </text:list>
      <text:list xml:id="list4697104266248613293" text:style-name="L12">
        <text:list-header>
          <text:p text:style-name="P5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2761178264769615599" text:style-name="L13">
        <text:list-item>
          <text:p text:style-name="P55">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6328124828738931135" text:style-name="L14">
        <text:list-item>
          <text:p text:style-name="P56">Макс, тут окно разбито! И верёвка какая-то висит. – крикнула Флаттершай из кухни.</text:p>
        </text:list-item>
        <text:list-item>
          <text:p text:style-name="P56">Оставь, Флатти, не сейчас! – отмахнулся я.</text:p>
        </text:list-item>
      </text:list>
      <text:p text:style-name="P23">Лампочка питания на ноутбуке горела, <text:s/>но подключенный монитор оставался тёмным. Я постучал по пробелу, но безрезультатно.</text:p>
      <text:list xml:id="list442866538677571262" text:style-name="L15">
        <text:list-item>
          <text:p text:style-name="P5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7">Монитор выключен. – <text:s/>раздалось из угла. Кресло с высокой спинкой повернулось, открыв нашим взорам Дискорда. </text:p>
        </text:list-item>
      </text:list>
      <text:p text:style-name="P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1">Он приподнял панамку, дурашливо здороваясь.</text:p>
      <text:list xml:id="list2275001490718886674" text:style-name="L16">
        <text:list-item>
          <text:p text:style-name="P58">Оп-па! – пробормотала Эпплджек. – Нежданчик!</text:p>
        </text:list-item>
      </text:list>
      <text:list xml:id="list3234012053887486325" text:style-name="L17">
        <text:list-item>
          <text:p text:style-name="P59">Ты, я вижу, времени не терял, – моя рука под прикрытием стола медленно тянулась к тяжёлой фарфоровой кружке, стоящей на краю.</text:p>
        </text:list-item>
        <text:list-item>
          <text:p text:style-name="P63">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3">А почему ты вообще решил искать нас тут? – спросила Эпплджек. – Приехал бы домой. Мы б тебя чаем напоили.</text:p>
        </text:list-item>
        <text:list-item>
          <text:p text:style-name="P63">Видишь ли, дорогая Эй-Джей, я с самого начала знал, где находится наша уважаемая принцесса, а времени в обрез, так что...</text:p>
        </text:list-item>
      </text:list>
      <text:p text:style-name="P26">В проёме дверей появилась Флаттершай.</text:p>
      <text:list xml:id="list343968176393443201" text:style-name="L18">
        <text:list-item>
          <text:p text:style-name="P64">С кем это вы тут разговариваете?</text:p>
          <text:p text:style-name="P65">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6">Оглушённый Дискорд попытался было отъехать на кресле в сторону, но я припёр его стулом к стенке.</text:p>
      <text:p text:style-name="P24">– Жанна, Флатти, хватайте ноут и на выход! Я с ним разберусь! Не теряйте вре...!</text:p>
      <text:p text:style-name="P24">– ТЫ ИДИО...!!!</text:p>
      <text:p text:style-name="P24">Дискорд <text:s/>зорал одновременно со мной, прикрываясь от меня руками, когда раздался оглушительный</text:p>
      <text:p text:style-name="P24">...</text:p>
      <text:p text:style-name="P25">БАХ!!!</text:p>
      <text:p text:style-name="P24">…</text:p>
      <text:p text:style-name="P24">Эпплджек с <text:s/>нервным всхлипом опустила толстенный том «Энтерпрайз-паттернов» , издание девятое, дополненное.</text:p>
      <text:p text:style-name="P21">На лице Дискорда появилось удивлённо-мечтательное выражение и он вырубился.</text:p>
      <text:p text:style-name="P21"/>
      <text:h text:style-name="Heading_20_2" text:outline-level="2">Селестия</text:h>
      <text:p text:style-name="P21"/>
      <text:p text:style-name="P21">Включенный монитор показал схематическое изображение Селестиии, </text:p>
      <text:p text:style-name="P22">&gt;\<text:span text:style-name="T1">Привет, Селестия. Это Макс. Как себя чувствуешь?</text:span></text:p>
      <text:p text:style-name="P22">&lt;\<text:span text:style-name="T1">Макс? МАКС??? МА-А-А-АКС!!! НАКОНЕЦ-ТО! КАК Я РАДА ТЕБЯ СЛЫШАТЬ! </text:span></text:p>
      <text:p text:style-name="P21"/>
      <text:p text:style-name="P22">&gt;\<text:span text:style-name="T1">Я рад, что нашёл тебя, Тия.</text:span></text:p>
      <text:p text:style-name="P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2"><text:soft-page-break/>&gt;\<text:span text:style-name="T1">Тия, я сейчас подключу микрофон и колонки, и мы сможем общаться более удобно.</text:span></text:p>
      <text:p text:style-name="P21">…</text:p>
      <text:p text:style-name="P21">– Привет опять. Как ты меня слышишь?</text:p>
      <text:p text:style-name="P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2">– <text:span text:style-name="T1">Могу себе представить. Как-то раз я провёл три часа камере сенсорной депривации. Мне не понравилось.</text:span></text:p>
      <text:p text:style-name="P21">– Эммм... Ваше Высочество, вы в порядке? Мы так рады, что наконец-то нашли Вас! – вклинилась в разговор Эпплджек.</text:p>
      <text:p text:style-name="P21">– Кто тут? Макс, кто ещё с тобой?</text:p>
      <text:p text:style-name="P2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2">– <text:span text:style-name="T1">Девочки? Я рада вас слышать. А Твайлайт нет рядом?</text:span></text:p>
      <text:p text:style-name="P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1">При этих словах Дискорд замычал и задёргался. Эпплджек нахмурилась и проверила верёвки, привязывающие его к спинке стула.</text:p>
      <text:p text:style-name="P2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1">– Ноутбук — так называется место, где я нахожусь сейчас? А кто это мычит?</text:p>
      <text:p text:style-name="P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1">– О, духи предков, но зачем??? Почему у него кляп во рту?</text:p>
      <text:p text:style-name="P21">– Мы связали его. Он нас предал. И тебя. И Эквестрию. Всех.</text:p>
      <text:p text:style-name="P21">При этих словах Эпплджек и Флаттершай непонимающе уставились на меня, а Дискорд протестующе замычал.</text:p>
      <text:p text:style-name="P21">Я начал рассказывать о своих догадках, и непонимающее выражение на лицах девушек сменилось удивлением.</text:p>
      <text:p text:style-name="P21">–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1">– А зачем тогда ты приложила его книгой? – непонимающе уставился я на неё.</text:p>
      <text:p text:style-name="P21">– Потому что ты напал на него. Я и подумала — тебе виднее. И помогла.</text:p>
      <text:p text:style-name="P21">Флаттершай отрицающе мотнула головой.</text:p>
      <text:p text:style-name="P21">– Не может Дискорд быть предателем. Он мой друг.</text:p>
      <text:p text:style-name="P21">Дискорд благодарственно замычал и закивал головой.</text:p>
      <text:p text:style-name="P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1">Дискорд завёл глаза на лоб и обречённо завыл.</text:p>
      <text:p text:style-name="P21">– Макс, постой. Дай мне поговорить с ним. – сказала Селестия. – Не могу поверить, что Дискорд на <text:soft-page-break/>такое пошёл.</text:p>
      <text:p text:style-name="P21">– Ну хорошо. Поговори. Послушаем, что он скажет.</text:p>
      <text:p text:style-name="P21">Я красноречиво покачал кулак перед его носом и вытащил кляп.</text:p>
      <text:p text:style-name="P21">...</text:p>
      <text:p text:style-name="P28">–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8">– Это я-то устраиваю цирк?!! ДА ТЫ НА СЕБЯ ПОСМОТРИ, КЛОУН!!! На людей кидаешься, чашками бросаешься, вон, мне нос разбил! Дерёшься...</text:p>
      <text:p text:style-name="P28">Я угрожающе поднёс тряпку к лицу Дискорда.</text:p>
      <text:p text:style-name="P28">– Ещё одно слово в таком тоне, и ты заткнёшься, а мы уйдём в Эквестрию без тебя!</text:p>
      <text:p text:style-name="P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8">Дискорд демонстративно закрыл рот и посвистывая уставился в потолок.</text:p>
      <text:p text:style-name="P28">Разговор зашёл в тупик.</text:p>
      <text:p text:style-name="P30"/>
      <text:p text:style-name="P31">На мониторе высветился текст:</text:p>
      <text:p text:style-name="P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1"/>
      <text:p text:style-name="P31">Из колонок послышался лёгкий шорох.</text:p>
      <text:p text:style-name="P28">– Дик, сейчас не время для ссор. – голос Селестии был мягким, но настойчивым. – Мы в одной лодке.</text:p>
      <text:p text:style-name="P28">– Тебе легко говорить! Тебе не разбивали нос и не оскорбляли угрозами!</text:p>
      <text:p text:style-name="P28">– Ты должен понимать, что у Макса были все основания так себя вести. Твоё поведение вызвало подозрения у него, ведь он мало тебя знает. </text:p>
      <text:p text:style-name="P28">К уговорам Селестии присоединилась Флаттершай.</text:p>
      <text:p text:style-name="P28">– Дискорд, миленький, прости его. Макс хороший. Он просто не знал, что ты тоже хороший...</text:p>
      <text:p text:style-name="P28">У Дискорда покраснели уши и он засмущался и заворчал.</text:p>
      <text:p text:style-name="P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8">Я пропустил «дятла» мимо ушей.</text:p>
      <text:p text:style-name="P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8"/>
      <text:p text:style-name="P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8">Потому разбрасываться такой возможностью не стоит. Если уж тебе повезло оказаться в новом мире — исследуй его сполна!..</text:p>
      <text:p text:style-name="P29">***</text:p>
      <text:p text:style-name="P33">&lt;<text:span text:style-name="T1">сюда можно вставить похождения Дискорда — вторая неопубликованная глава. Первая — секс с Селестией</text:span>&gt;</text:p>
      <text:p text:style-name="P29">***</text:p>
      <text:p text:style-name="P29"/>
      <text:p text:style-name="P31">– Развяжите мне, наконец, руки! Или хотя бы одну. Плечами жестикулировать неудобно.... </text:p>
      <text:p text:style-name="P31">Я развязал Дискорду левую руку.</text:p>
      <text:p text:style-name="P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1">Дискорд принялся разминать затёкшее запястье.</text:p>
      <text:p text:style-name="P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1">– Какое письмо, Корди? – вскинулась до этого зачарованно слушавшая Дискорда Флаттершай.</text:p>
      <text:p text:style-name="P31">– Ну ваше же! Вы с Эпплджек написали мне о своих мытарствах тут. Вежливо так написали, спасибо...</text:p>
      <text:p text:style-name="P31">Флаттершай покрылась пунцовыми пятнами.</text:p>
      <text:p text:style-name="P31">– Я... Мы... – тут она совсем стушевалась.</text:p>
      <text:p text:style-name="P31">– Так а почему ты сказал, что никто не уйдёт в Эквестрию? – наконец перебила Дискорда скучавшая до этого Эпплджек.</text:p>
      <text:p text:style-name="P31">Дискорд уставился на неё долгим взглядом, а потом хлопнул себя по лбу.</text:p>
      <text:p text:style-name="P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1">– И что? – продолжила его мысль Эпплджек.</text:p>
      <text:p text:style-name="P31">– Эквестрийские три месяца КО-РО-ЧЕ местных. – с нажимом повторил Дискорд. – По моим подсчётам, на два дня.</text:p>
      <text:p text:style-name="P31">– И?!! – до меня уже дошло, но Эпплджек продолжала тупить.</text:p>
      <text:p text:style-name="P31">– Короче, времени у нас осталось что-то около пятнадцати минут. Или около того. – заявил Дискорд, поднеся к глазам запястье с массивными часами.</text:p>
      <text:p text:style-name="P31">– СКОЛЬКО??? – воскликнули хором я и девушки.</text:p>
      <text:p text:style-name="P31">Дискорд открыл было рот, но его слова заглушил звонок в дверь.</text:p>
      <text:p text:style-name="P31">– ОТКРОЙТЕ, ПОЛИЦИЯ! Вам даётся полминуты, чтобы открыть дверь. Через тридцать секунд дверь будет выбита!</text:p>
      <text:p text:style-name="P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1">Массаракш!</text:p>
      <text:p text:style-name="P31">– На крышу, живо!!! Через окно на кухне! – зашипел Дискорд, отчаянно дёргая узлы свободной рукой.</text:p>
      <text:p text:style-name="P31">Эпплджек, одной рукой сгребя в охапку ноутбук, второй увлекая Флаттершай, кинулась на кухню.</text:p>
      <text:p text:style-name="P31">– А толку? Куда мы с крыши денемся? – спросил я растерянно. Дискорд только раздражённо зарычал в ответ.</text:p>
      <text:p text:style-name="P28">Дверь содрогнулась от мощного удара. Послышался стук падающей штукатурки. Я сломя голову кинулся на кухню.</text:p>
      <text:p text:style-name="P28">– Развяжи меня, идиот!!! – гаркнул вдогонку Дискорд.</text:p>
      <text:p text:style-name="P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8">– Давай на крышу! Я догоню! – рявкнул он, освобождая вторую руку.</text:p>
      <text:p text:style-name="P28">От второго удара дверная коробка крякнула и наполовину въехала в коридор. </text:p>
      <text:p text:style-name="P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8">Верёвка в кухонном окне дёргалась от движений лезущих по ней Флатти и Эпплджек. Я словил её рукой и стал на подоконник.</text:p>
      <text:p text:style-name="P28">Чёрт!</text:p>
      <text:p text:style-name="P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8">Но нет, триста тысяч чертей, раз девушки смогли – я тоже смогу!</text:p>
      <text:p text:style-name="P28">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8">Я успел сократить расстояние до Эпплджек наполовину, когда девушки нашли решение.</text:p>
      <text:p text:style-name="P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8">Я выдохнул.</text:p>
      <text:p text:style-name="P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8">Чёрт! Чёрт! Чёрт! Чёрт!</text:p>
      <text:p text:style-name="P28">Бля!!!...</text:p>
      <text:p text:style-name="P28">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28"/>
      <text:h text:style-name="Heading_20_2" text:outline-level="2">Назад, в Эквестрию</text:h>
      <text:p text:style-name="P28"/>
      <text:p text:style-name="P28">Долго паниковать не пришлось. </text:p>
      <text:p text:style-name="P28">Я почувствовал сильный рывок за шиворот и захват поперёк груди. </text:p>
      <text:p text:style-name="P28">– ОТПУСТИ ДЕВЧОНКУ!!! – загрохотало мне в ухо. Я открыл глаза.</text:p>
      <text:p text:style-name="P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8"><text:soft-page-break/>Я чуть поднял глаза и уставился в чешуйчатую морду дракона.</text:p>
      <text:p text:style-name="P28">– Отпусти Эпплджек. Я её держу. – повторил Дискорд. – Мне сбалансироваться надо. Вы не такие уж и лёгкие.</text:p>
      <text:p text:style-name="P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8">Наконец это ему удалось, и дальнейший подъём на крышу происходил в молчании.</text:p>
      <text:p text:style-name="P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8">Флаттершай оторвала заплаканное лицо от моей ветровки.</text:p>
      <text:p text:style-name="P28">– Да-да, ты прав, Корди. Я готова.</text:p>
      <text:p text:style-name="P28">На длинной шее Дискорда разместились Эпплджек и Флаттершай. Я, для сохранения баланса, разместился позади крыльев.</text:p>
      <text:p text:style-name="P28">Дискорд расправил крылья и начал короткую пробежку к краю.</text:p>
      <text:p text:style-name="P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8">И мы полетели навстречу закату.</text:p>
      <text:p text:style-name="P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8">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8">– Пристегните ремни! – проревел Дискорд, резко ускоряясь. – Будет весело!!!</text:p>
      <text:p text:style-name="P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8">– ЙУУУУУУУХХХУУУУУ!!! – заорал Дискорд, сложил крылья и врезался в шар.</text:p>
      <text:p text:style-name="P32">&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text:span><text:span text:style-name="T1">пока </text:span><text:span text:style-name="T1">не вполне в теме от шока..</text:span><text:span text:style-name="T1">.</text:span></text:p>
      <text:p text:style-name="P10"><text:span text:style-name="T1">Как ты уже заметил, Эквестрия вырождается. Да-да, не делай вид, будто ты не </text:span><text:span text:style-name="T1">в курсе</text:span><text:span text:style-name="T1">, о чём я! Вспомни вести с границ и события в Вечнодиком лесу. Цивилизация отступает, хаос распространяется всё дальше. </text:span><text:span text:style-name="T1">Девчонки</text:span><text:span text:style-name="T1">, конечно, пыта</text:span><text:span text:style-name="T1">ются</text:span><text:span text:style-name="T1"> выстоять — но ты видел, чем закончилась такая попытка для Селестии? </text:span><text:span text:style-name="T1">Х</text:span><text:span text:style-name="T1">аос </text:span><text:span text:style-name="T1">и Ничто </text:span><text:span text:style-name="T1">буд</text:span><text:span text:style-name="T1">у</text:span><text:span text:style-name="T1">т расползаться всё дальше, пока не разруш</text:span><text:span text:style-name="T1">а</text:span><text:span text:style-name="T1">т </text:span><text:span text:style-name="T1">не только Эквестрию, но и </text:span><text:span text:style-name="T1">весь Эквус. </text:span><text:span text:style-name="T1">У</text:span><text:span text:style-name="T1">ж можешь мне поверить, я видел такое раньше.</text:span><text:span text:style-name="T1"> Принцессы ничего не смогут сделать — они всего лишь часть Эквуса, хоть и довольно могущественная. </text:span><text:span text:style-name="T1">То есть, им присущи все его слабости.</text:span></text:p>
      <text:p text:style-name="P10"><text:span text:style-name="T1">П</text:span><text:span text:style-name="T1">роблема в том, что Эквус</text:span><text:span text:style-name="T1"> </text:span><text:span text:style-name="T1">крайне </text:span><text:span text:style-name="T1">хрупок и нежизнеспособен. </text:span><text:span text:style-name="T1">По-сути, это мертворожденный мир. У </text:span><text:soft-page-break/><text:span text:style-name="T1">него с самого начала присутствует ворох проблем, с каким долго не живут. </text:span><text:span text:style-name="T1">Это и крайне причудливая и </text:span><text:span text:style-name="T1">оторванная от реальности</text:span><text:span text:style-name="T1"> природа</text:span><text:span text:style-name="T1"> </text:span><text:span text:style-name="T1">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0"><text:span text:style-name="T1">– </text:span><text:span text:style-name="T1">Стоп, не торопись. – у меня голова пошла кругом от информации. – </text:span><text:span text:style-name="T1">Я ничего не понял. </text:span><text:span text:style-name="T1">Какие-такие проблемы? Какие варианты? Зачем его поддерживать?</text:span></text:p>
      <text:p text:style-name="P10"><text:span text:style-name="T1">А</text:span><text:span text:style-name="T1">накорн недовольно поморщился, но продолжил.</text:span></text:p>
      <text:p text:style-name="P10"><text:span text:style-name="T1">– </text:span><text:span text:style-name="T1">К сожалению, я не могу напрямую общаться с сущностями низ</text:span><text:span text:style-name="T1">ших</text:span><text:span text:style-name="T1"> энергетическ</text:span><text:span text:style-name="T1">их</text:span><text:span text:style-name="T1"> уровн</text:span><text:span text:style-name="T1">ей</text:span><text:span text:style-name="T1"> — сожгу к чёртям собачьим и их самих, и их среду обитания. Приходится изгаляться: или во </text:span><text:span text:style-name="T1">время твоих сеансов совместного</text:span><text:span text:style-name="T1"> сн</text:span><text:span text:style-name="T1">а</text:span><text:span text:style-name="T1"> намёки давать, или, как сейчас, </text:span><text:span text:style-name="T1">в междумирье</text:span><text:span text:style-name="T1"> </text:span><text:span text:style-name="T1">разговаривать — по сути, тот же сон, только чуть более </text:span><text:span text:style-name="T1">основательный</text:span><text:span text:style-name="T1">. </text:span><text:span text:style-name="T1">Сейчас, по-крайней мере, я могу так излагать концепции, чтобы было понятно.</text:span><text:span text:style-name="T1"> </text:span><text:span text:style-name="T1">Но тут у меня крайне мало времени... </text:span><text:span text:style-name="T1">Ладно, попробую уложиться.</text:span></text:p>
      <text:p text:style-name="P10"><text:span text:style-name="T1">А</text:span><text:span text:style-name="T1">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span></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text:span><text:span text:style-name="T1">Причины их возникновения — самые разные. </text:span><text:span text:style-name="T1">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й творец. </text:span><text:span text:style-name="T1">Демиург, так сказать.</text:span><text:span text:style-name="T1"> Который создал их силой воображения. Можешь называть это магией, <text:s/>кстати, поскольку эти вещи 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text:span><text:span text:style-name="T1"> Некоторые довольно неплохо скроены и не сильно отличаются от самосозданных — как правило, они в большей части с них 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text:span><text:span text:style-name="T1">стема Эквуса.</text:span></text:p>
      <text:p text:style-name="P10"><text:span text:style-name="T2">&lt;</text:span><text:span text:style-name="T8">– Ну, допустим, поднятие светил магией (на самом деле, поворот вокруг оси самого Эквуса) ещё можно списать на поддерживание погодных условий, необходимых для интенсивного сельского хозяйства. Хотя и это чёртовски опасная штука — чуть ошибёшься, и на планете наступит или ледниковый период, или невыносимая жара. Ну ладно, тут ещё можно выкрутиться. А заточка всей цивилизации под человеческие руки? Тут уже серьёзно ломать голову приходится! Можно притянуть за уши, что магия единорогов — неполноценный но всё же эквивалент человеческой руки, и единороги помогают остальным расам «руками». Но, чёрт меня побери, кьютимарки приткнуть совершенно некуда! Как смоделировать и реалистично объяснить возникновение кьютимарок? Как?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 А эти тату прочно засели в основе Эквестрии. Хорошо, хоть не всего Эквуса!</text:span><text:span text:style-name="T2">&gt;</text:span></text:p>
      <text:p text:style-name="P12">Анакорн плюхнулся обратно в кресло и схватился за голову. Потом, немного успокоившись, продолжил.</text:p>
      <text:p text:style-name="P10"><text:span text:style-name="T1">– И если бы только это! Понапридумывают, </text:span><text:span text:style-name="T1">понимаешь,</text:span><text:span text:style-name="T1"> кучу несовместимых историй, и пытаются втиснуть их в одну и ту же Эквестрию. </text:span><text:span text:style-name="T1">Даже не пытаясь построить хоть какой-то мостик к базе</text:span><text:span text:style-name="T1">. </text:span><text:span text:style-name="T1">А такому хрупкому и неустойчивому миру это отнюдь не на пользу. Если бы он уже устоялся и </text:span><text:soft-page-break/><text:span text:style-name="T1">сбалансировался — никто бы и не заметил. А так от каждой такой «истории» Эквус сотрясается как от </text:span><text:span text:style-name="T1">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0"><text:span text:style-name="T1">А</text:span><text:span text:style-name="T1">накорн </text:span><text:span text:style-name="T1">постучал по столику указкой. Солнечная система увеличилась, оставив в поле зрения только шар Эквуса.</text:span></text:p>
      <text:p text:style-name="P10"><text:span text:style-name="T1">– Самое плохое — Эквус лишился внешней подпитки. Это при том, что он ещё </text:span><text:span text:style-name="T1">слаб и неполон</text:span><text:span text:style-name="T1">. </text:span><text:span text:style-name="T1">Знаешь, каким бы криво сделанным ни был мир, пока у него существуют фанаты, которые поддерживают его силой своего воображения,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text:span><text:span text:style-name="T1">очень </text:span><text:span text:style-name="T1">коротко.</text:span></text:p>
      <text:p text:style-name="P10"><text:span text:style-name="T1">Н</text:span><text:span text:style-name="T1">е знаю, что там у вас случилось, но в последнее время поддержка совсем ослабла. </text:span><text:span text:style-name="T1">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text:span><text:span text:style-name="T1">прошедшей</text:span><text:span text:style-name="T1"> ночью?»</text:span></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span text:style-name="T14">&lt;</text:span><text:span text:style-name="T13">заменить на более знакомое. Фанфик будут читать не только олдфаги, которые помнят такие телеки</text:span><text:span text:style-name="T14">&gt;</text:span><text:span text:style-name="T13">.</text:span></text:p>
      <text:list xml:id="list6978880665091903967" text:style-name="L19">
        <text:list-item>
          <text:p text:style-name="P53"><text:span text:style-name="T13">Нет, ну почему?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А заточку уклада под человеческие руки можно объяснить тем, что магия единорогов — неполноценный но всё же эквивалент человеческой руки, и единороги помогают остальным расам своими «руками». По-моему, всё сходится.</text:span></text:p>
        </text:list-item>
      </text:list>
      <text:p text:style-name="P12"><text:span text:style-name="T13">Анакорн почесал в затылке.</text:span></text:p>
      <text:p text:style-name="P12"><text:span text:style-name="T13">– А кьютимарки? Как, чёрт меня побери, объяснить кьютимарки? Как?</text:span></text:p>
      <text:p text:style-name="P21"><text:span text:style-name="T13">– А кьютимарки ты сам присваиваешь пони, когда определяешь их жизненное предназначение.</text:span></text:p>
      <text:p text:style-name="P21"><text:span text:style-name="T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span></text:p>
      <text:p text:style-name="P21"><text:span text:style-name="T13"/></text:p>
      <text:p text:style-name="P12"><text:span text:style-name="T13"/></text:p>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2">&lt;</text:span>Макс так говорит, как будто знает, что Дэш жива. Но на этот момент он этого ещё не знает<text:span text:style-name="T2">&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Ну, пусть так. Но мне непонятно, почему ты сказал «ему»? Разве не тебе? Ты ведь демиург этого мира? Помощь нужна тебе?</text:p>
      <text:p text:style-name="P12"><text:soft-page-break/>Анакорн смутился.</text:p>
      <text:p text:style-name="P12">–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А я-то могу помочь? Я ж не демиург?</text:p>
      <text:p text:style-name="P12"/>
      <text:p text:style-name="P12"/>
      <text:p text:style-name="P12"/>
      <text:p text:style-name="P12"/>
      <text:p text:style-name="P12">–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
      <text:p text:style-name="P12"/>
      <text:p text:style-name="P16"><text:s/>\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0">-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text:soft-page-break/>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10">...</text:p>
      <text:p text:style-name="P10"/>
      <text:p text:style-name="P10"/>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text:soft-page-break/>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19T23:58:31.78</dc:date>
    <meta:editing-duration>P26DT1H8M2S</meta:editing-duration>
    <meta:editing-cycles>277</meta:editing-cycles>
    <meta:generator>OpenOffice/4.1.1$Win32 OpenOffice.org_project/411m6$Build-9775</meta:generator>
    <meta:document-statistic meta:table-count="0" meta:image-count="0" meta:object-count="0" meta:page-count="74" meta:paragraph-count="838" meta:word-count="39834" meta:character-count="265145"/>
    <dc:creator>макс </dc:creator>
  </office:meta>
</office:document-meta>
</file>